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6_32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7, FF 6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olomon Solis-Cohen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October 29, 1894</text:p>
      <text:p text:style-name="P4">Month<text:tab/><text:tab/><text:tab/><text:tab/><text:tab/><text:tab/>October </text:p>
      <text:p text:style-name="P4">Year<text:tab/><text:tab/><text:tab/><text:tab/><text:tab/><text:tab/>1894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Letter</text:p>
      <text:p text:style-name="P4">Number of Pages<text:tab/><text:tab/><text:tab/><text:tab/>5</text:p>
      <text:p text:style-name="P4">Number of Sheets<text:tab/><text:tab/><text:tab/><text:tab/>3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>Also available in AJA Microfilm, Reel #207</text:p>
      <text:p text:style-name="P4"/>
      <text:p text:style-name="P4">VII Transcription</text:p>
      <text:p text:style-name="P2">(Symbols: ?=uncertain; []=supplied information; /=end of line)</text:p>
      <text:p text:style-name="P2"/>
      <text:p text:style-name="P2">[Page 1]</text:p>
      <text:p text:style-name="P2">DR. S. SOLIS-COHEN,<text:tab/><text:tab/><text:tab/><text:tab/><text:tab/><text:tab/><text:tab/>219 S. Seventeenth Street,/</text:p>
      <text:p text:style-name="P2">OFFICE HOURS: 8-10 A. M.<text:tab/><text:tab/><text:tab/><text:tab/><text:tab/><text:tab/>18th &amp; Chestnut Station/</text:p>
      <text:p text:style-name="P2"><text:span text:style-name="T1">4-6 P. M.</text:span> 2 1/2 - 4<text:tab/><text:tab/><text:tab/><text:tab/><text:tab/><text:tab/><text:tab/><text:tab/>Philadelphia, Oct 29 1894/</text:p>
      <text:p text:style-name="P2">Dear friend &amp; teacher:/</text:p>
      <text:p text:style-name="P2"><text:tab/>I have long known that Isaac/ was troubled by the apparent antagonism between/ Science and religion and have encouraged him to/ study science in order that better knowledge should/ prove to him his error. <text:s/>He came to me before/ seeing you with a letter to you that I did not/ approve of, and I urged him to see you./</text:p>
      <text:p text:style-name="P2">"Philosophy" as you use the term, having in/ mind principally, <text:span text:style-name="T2">speculative</text:span><text:span text:style-name="T3"> doctrines, like/ those of Aristotle in the days of Hallevi,/ and "science" as we use the term today are/ not the same--are indeed irreconcilably op-/posed. <text:s/>The speculative doctrines are over-/turned from age to age, but the scientific/ facts ([)the Copernican, Newtonian discoveries &amp;c(])/ gain fresh confirmation daily. <text:s/>No true/ philosopher (in the English sense, Newton, Faraday)/ can be other than deeply religious. <text:s/>I have/ </text:span><text:span text:style-name="T3">especially commended to Isaac the writings/ of Archdeacon Whewell, who was the/ most thoroughly equipped student of science/ of his day--and a believing Christian./</text:span></text:p>
      <text:p text:style-name="P5"/>
      <text:p text:style-name="P5">[Page 2]</text:p>
      <text:p text:style-name="P5">If Christianity could be reconciled with/ science by this great man, Judaism offers/ no difficulty. <text:s/>In fact <text:soft-page-break/>his reconcilement is/ Judaic not Christian. <text:s/>The Christianity is/ mystic. <text:s/>Whewell approached nearly to Hal-/levi, and no one can read him and doubt/ that science enlarges the mind and increases/ the force of a religious teacher./</text:p>
      <text:p text:style-name="P5">Our Jewish preachers must be thoroughly/ equipped. <text:s/>In your early career the foe/ was within--the spirit of laxity--Reform/-Radicalism. <text:s/>The weapon most needed/ was theologic; Jewish. <text:s/>Today, while/ Jewish knowledge is no less necessary for/ the thorough equipment of a Jewish teacher,/ his greatest battles must be fought with a/ different enemy. <text:s/>Reform is dying of Radi-/calism. <text:s/>Some synagogal points are lost/ to Orthodoxy beyond recall--a right/ reform in liturgy is inevitable and you/ approve--but on Jewish doctrine the/ battle has been forgot and been--despite/ Hirsch &amp; Krauskopf. <text:s/>They are creatures of/ a day and their churches will die before/ them./</text:p>
      <text:p text:style-name="P5"><text:tab/>What our leaders must meet and/</text:p>
      <text:p text:style-name="P5"/>
      <text:p text:style-name="P5">[Page 3]</text:p>
      <text:p text:style-name="P5">answer is a legitimate spirit of inquiry/ from thinking men and women./</text:p>
      <text:p text:style-name="P5">"Here are certain proven facts of nature/ seemingly opposed to your religion--How/ do you reconcile them?" <text:s/>Our leaders/ must know the full facts, must know/ science from the inside, or their answers/ become not only inadequate, but to the/ learned in science, ridiculous--ridiculous/ not because they are without truth or strength,/ but because they fail to meet the real/ issue; they spill agog, when the foe/ before us is Goliath./</text:p>
      <text:p text:style-name="P5"><text:tab/>Therefore, if Isaac is to be one of our/ leaders he must study physics and/ chemistry, and biology and geology. <text:s/>He/ must study too Assyriology and Egyptology./ <text:s/>He must know the leading facts of/ the metaphysical systems that he will/ have to meet--of Hume, Berkeley, Kant,/ Hegel, Schopenhaur. <text:s/>A happier generation/ than his will follow, that will be content/ with Judaism--but his generation will/ be one of warfare and he must have armor/</text:p>
      <text:p text:style-name="P5"/>
      <text:p text:style-name="P5">[Page 4]</text:p>
      <text:p text:style-name="P5">for he is not a David./</text:p>
      <text:p text:style-name="P2"><text:span text:style-name="T3">Indeed I miss in Isaac, the en-/thusiastic inspiration--the love of/ Judaism, the love of the teacher's mission/--that I believe more needful than/ great intellectual capacity. <text:s/>I would/ not pick him out for a minister--/ nor will he promise to </text:span><text:span text:style-name="T2">be</text:span><text:span text:style-name="T3"> a minister./ <text:s/>He will study and we must be satisfied/ with his decision after his studies are/ completed./</text:span></text:p>
      <text:p text:style-name="P5"><text:tab/>He will see you and try to/ get your consent to this arrangement./ <text:s/>Namely that he shall continue as a/ seminary pupil, but without binding/ himself as to the future. <text:s/>I have/ no advice on this point--but I doubt/ whether Isaac will decide to/ become a minister. <text:s/>I am willing to/ let that remain for the future if/ you are./</text:p>
      <text:p text:style-name="P5"><text:tab/>He is then to take two Hebrew/ lessons weekly with Gerson &amp; a/ third lesson, if you wish, in the/ evening. <text:s/>This will give him time for/ Chemistry and part of Greek. <text:s/>If not, I prefer/ his giving up Greek to Chemistry./</text:p>
      <text:p text:style-name="P5"/>
      <text:p text:style-name="P5">[Page 5]</text:p>
      <text:p text:style-name="P5"><text:tab/>But you must realize, that/ Isaac's main object, now, is to/ obtain a University education <text:s/>His/ Seminary is a means to that--not/ that an aid to the Seminary./</text:p>
      <text:p text:style-name="P2"><text:span text:style-name="T3"><text:tab/>What your influence continued/ through this critical period may do, I/ cannot say--but (if I read him aright--&amp; I may be mistaken) there is no real/ love for the work in Isaac's heart/ now--he thirsts for </text:span><text:span text:style-name="T3">knowledge, that/ is all./</text:span></text:p>
      <text:p text:style-name="P5"><text:tab/>Liknaitz on the other hand/ appears to me to be one who really/ loves the work, has made sacrifices/ for it &amp; deserves to be encouraged./ <text:s/>I will try to see you/ with much love/ Solomo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2T11:54:45.45</meta:creation-date>
    <dc:date>2012-02-02T15:51:03.92</dc:date>
    <dc:creator>Penn Libraries</dc:creator>
    <meta:editing-duration>PT00H13M36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85" meta:word-count="974" meta:character-count="6016"/>
  </office:meta>
</office:document-meta>
</file>